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Open Sans" svg:font-family="'Open Sans'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111111" loext:opacity="100%" style:font-name="inherit" fo:font-size="12pt" fo:letter-spacing="normal" fo:font-style="normal" fo:font-weight="normal" loext:padding="0cm" loext:border="none"/>
    </style:style>
    <style:style style:name="T1" style:family="text">
      <style:text-properties fo:font-variant="normal" fo:text-transform="none" fo:color="#111111" loext:opacity="100%" style:font-name="inherit" fo:font-size="9.75pt" fo:letter-spacing="normal" fo:font-style="normal" fo:font-weight="bold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CSCI 6314Money Management – Real Estate</text:span></text:span></text:p>
      <text:p text:style-name="P2"/>
      <text:p text:style-name="P2">1. Do an analysis of buying a home vs.  Renting.  Please list pros and cons supported by analytical numbers.  Please use spreadsheet to do the calculations.</text:p>
      <text:p text:style-name="P2">2. Do analysis on owning real estate (residential, commercial and land) for investment purposes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Open Sans" svg:font-family="'Open Sans'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0-10-29T15:24:30.090000000</dc:date>
    <meta:editing-duration>PT42S</meta:editing-duration>
    <meta:editing-cycles>3</meta:editing-cycles>
    <meta:document-statistic meta:table-count="0" meta:image-count="0" meta:object-count="0" meta:page-count="1" meta:paragraph-count="3" meta:word-count="45" meta:character-count="291" meta:non-whitespace-character-count="245"/>
  </office:meta>
</office:document-meta>
</file>